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fill-color="#ffffff" draw:textarea-horizontal-align="justify" draw:textarea-vertical-align="top" draw:auto-grow-height="false" fo:min-height="0cm" fo:min-width="0cm" fo:wrap-option="no-wrap"/>
    </style:style>
    <style:style style:name="gr5" style:family="graphic" style:parent-style-name="standard">
      <style:graphic-properties draw:textarea-horizontal-align="center" draw:textarea-vertical-align="middle" draw:auto-grow-height="false" fo:min-height="0.749cm" fo:min-width="0.499cm" draw:shadow="hidden"/>
    </style:style>
    <style:style style:name="gr6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alvanize - q3 - diagram" draw:style-name="dp1" draw:master-page-name="Default">
        <draw:custom-shape draw:style-name="gr1" draw:text-style-name="P2" draw:layer="layout" svg:width="6.223cm" svg:height="2.286cm" svg:x="8.62cm" svg:y="3.743cm">
          <text:p text:style-name="P1">Consumer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>
          <draw:custom-shape draw:style-name="gr2" draw:text-style-name="P2" draw:layer="layout" svg:width="0.889cm" svg:height="2.286cm" svg:x="9.636cm" svg:y="6.79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2" draw:layer="layout" svg:width="0.889cm" svg:height="2.286cm" svg:x="11.414cm" svg:y="6.79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2" draw:layer="layout" svg:width="0.889cm" svg:height="2.286cm" svg:x="12.938cm" svg:y="6.791cm">
            <text:p/>
            <draw:enhanced-geometry svg:viewBox="0 0 21600 21600" draw:text-areas="?f0 0 ?f2 ?f5" draw:type="down-arrow" draw:modifiers="15706.5150852645 6674.1573033707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3" draw:layer="layout" svg:width="5.207cm" svg:height="0.963cm" svg:x="10.398cm" svg:y="7.045cm">
            <draw:text-box>
              <text:p>Requests</text:p>
            </draw:text-box>
          </draw:frame>
        </draw:g>
        <draw:custom-shape draw:style-name="gr1" draw:text-style-name="P2" draw:layer="layout" svg:width="6.096cm" svg:height="2.413cm" svg:x="8.366cm" svg:y="15.427cm">
          <text:p text:style-name="P1">Service <text:line-break/>Provider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>
          <draw:custom-shape draw:style-name="gr4" draw:text-style-name="P2" draw:layer="layout" svg:width="9.053cm" svg:height="11.212cm" svg:x="17.256cm" svg:y="6.029cm">
            <text:p text:style-name="P2">Request</text:p>
            <draw:enhanced-geometry svg:viewBox="0 0 21600 21600" draw:mirror-horizontal="false" draw:type="line-callout-1" draw:modifiers="-12803.9761431412 4314.99152769107 -594.03578528827 1067.18986890217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" draw:text-style-name="P2" draw:layer="layout" svg:width="6.477cm" svg:height="3.429cm" svg:x="18.816cm" svg:y="12.288cm">
            <text:p text:style-name="P2">Categories:<text:line-break/><text:span text:style-name="T1">Catering,</text:span><text:span text:style-name="T1"><text:line-break/></text:span><text:span text:style-name="T1">Pers Training</text:span><text:span text:style-name="T1"><text:line-break/></text:span><text:span text:style-name="T1">Interior Design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" draw:text-style-name="P2" draw:layer="layout" svg:width="6.604cm" svg:height="3.302cm" svg:x="18.816cm" svg:y="7.843cm">
            <text:p text:style-name="P2">Locations:<text:line-break/><text:span text:style-name="T1">New York</text:span><text:span text:style-name="T1"><text:line-break/></text:span><text:span text:style-name="T1">San Francisco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</draw:g>
        <draw:custom-shape draw:style-name="gr1" draw:text-style-name="P3" draw:layer="layout" svg:width="6.985cm" svg:height="1.905cm" svg:x="8.493cm" svg:y="9.458cm">
          <text:p text:style-name="P3"><text:span text:style-name="T2">Requests</text:span><text:span text:style-name="T2"><text:line-break/></text:span><text:span text:style-name="T2">Matching / Routing</text:span><text:span text:style-name="T2"><text:line-break/></text:span><text:span text:style-name="T2">proc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2" draw:text-style-name="P2" draw:layer="layout" svg:width="0.889cm" svg:height="2.286cm" svg:x="9.509cm" svg:y="12.25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2" draw:layer="layout" svg:width="0.889cm" svg:height="2.286cm" svg:x="11.287cm" svg:y="12.25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2" draw:layer="layout" svg:width="0.889cm" svg:height="2.286cm" svg:x="12.811cm" svg:y="12.252cm">
            <text:p/>
            <draw:enhanced-geometry svg:viewBox="0 0 21600 21600" draw:text-areas="?f0 0 ?f2 ?f5" draw:type="down-arrow" draw:modifiers="15706.5150852645 6674.1573033707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3" draw:layer="layout" svg:width="5.207cm" svg:height="0.963cm" svg:x="10.271cm" svg:y="12.506cm">
            <draw:text-box>
              <text:p>Invites</text:p>
            </draw:text-box>
          </draw:frame>
        </draw:g>
        <draw:custom-shape draw:style-name="gr1" draw:text-style-name="P2" draw:layer="layout" svg:width="4.064cm" svg:height="3.048cm" svg:x="2.016cm" svg:y="9.331cm">
          <text:p text:style-name="P2">Quot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polygon draw:style-name="gr5" draw:text-style-name="P2" draw:layer="layout" svg:width="3.81cm" svg:height="2.793cm" draw:transform="rotate (-1.57079632679579) translate (5.69920411954046cm 13.2684997237986cm)" svg:viewBox="0 0 3811 2794" draw:points="1468,808 1468,1358 2616,1358 2616,0 3811,0 3811,2224 1468,2224 1468,2794 0,1788">
          <text:p/>
        </draw:polygon>
        <draw:custom-shape draw:style-name="gr6" draw:text-style-name="P2" draw:layer="layout" svg:width="2.54cm" svg:height="3.809cm" svg:x="3.54cm" svg:y="3.742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7-02T08:39:55.67</meta:creation-date>
    <dc:date>2018-07-02T10:37:37.05</dc:date>
    <meta:editing-duration>PT1H42M16S</meta:editing-duration>
    <meta:editing-cycles>4</meta:editing-cycles>
    <meta:generator>OpenOffice/4.1.5$Win32 OpenOffice.org_project/415m1$Build-9789</meta:generator>
    <meta:document-statistic meta:object-count="20"/>
  </office:meta>
</office:document-meta>
</file>